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587432C3F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84cm" fo:margin-left="-0.123cm" table:align="left" style:writing-mode="lr-tb"/>
    </style:style>
    <style:style style:name="Tabla1.A" style:family="table-column">
      <style:table-column-properties style:column-width="2.014cm"/>
    </style:style>
    <style:style style:name="Tabla1.B" style:family="table-column">
      <style:table-column-properties style:column-width="13.825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P1" style:family="paragraph" style:parent-style-name="Header">
      <style:paragraph-properties fo:text-align="center" style:justify-single-word="false"/>
      <style:text-properties fo:color="#000000"/>
    </style:style>
    <style:style style:name="P2" style:family="paragraph" style:parent-style-name="Header">
      <style:paragraph-properties fo:text-align="center" style:justify-single-word="false"/>
    </style:style>
    <style:style style:name="P3"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P4"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fo:color="#000000" style:font-name="Trebuchet MS" style:font-name-complex="Trebuchet MS"/>
    </style:style>
    <style:style style:name="P6" style:family="paragraph" style:parent-style-name="Standard">
      <style:paragraph-properties fo:text-align="justify" style:justify-single-word="false"/>
    </style:style>
    <style:style style:name="P7" style:family="paragraph" style:parent-style-name="Sangría_20_2_20_de_20_t._20_independiente">
      <style:paragraph-properties fo:margin-left="6.535cm" fo:margin-right="0cm" fo:text-indent="-6.562cm" style:auto-text-indent="false"/>
    </style:style>
    <style:style style:name="P8" style:family="paragraph" style:parent-style-name="Text_20_body">
      <style:paragraph-properties fo:text-align="start" style:justify-single-word="false"/>
    </style:style>
    <style:style style:name="P9" style:family="paragraph" style:parent-style-name="Standard">
      <style:paragraph-properties fo:margin-left="0cm" fo:margin-right="0cm" fo:text-align="justify" style:justify-single-word="false" fo:text-indent="0.815cm" style:auto-text-indent="false"/>
    </style:style>
    <style:style style:name="P10" style:family="paragraph" style:parent-style-name="Standard" style:master-page-name="Standard">
      <style:paragraph-properties fo:text-align="center" style:justify-single-word="false" style:page-number="auto"/>
      <style:text-properties fo:language="es" fo:country="MX"/>
    </style:style>
    <style:style style:name="P11" style:family="paragraph" style:parent-style-name="Standard">
      <style:paragraph-properties fo:margin-left="6.288cm" fo:margin-right="0cm" fo:text-align="justify" style:justify-single-word="false" fo:text-indent="-6.269cm" style:auto-text-indent="false">
        <style:tab-stops/>
      </style:paragraph-properties>
    </style:style>
    <style:style style:name="P12" style:family="paragraph" style:parent-style-name="Standard">
      <style:text-properties style:font-name="Times New Roman1"/>
    </style:style>
    <style:style style:name="P13" style:family="paragraph" style:parent-style-name="Standard">
      <style:paragraph-properties fo:text-align="center" style:justify-single-word="false"/>
      <style:text-properties style:font-name="Times New Roman1"/>
    </style:style>
    <style:style style:name="P14" style:family="paragraph" style:parent-style-name="Standard">
      <style:paragraph-properties fo:text-align="justify" style:justify-single-word="false"/>
      <style:text-properties style:font-name="Times New Roman1"/>
    </style:style>
    <style:style style:name="T1" style:family="text">
      <style:text-properties fo:font-size="8pt" fo:font-weight="bold" style:font-size-asian="8pt" style:font-weight-asian="bold" style:font-size-complex="8pt"/>
    </style:style>
    <style:style style:name="T2" style:family="text">
      <style:text-properties fo:font-size="5pt" style:font-size-asian="5pt" style:font-size-complex="5pt"/>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ORDENANZA N° 2509-CM-14</text:p>
      <text:p text:style-name="P6"/>
      <text:p text:style-name="P11">DESCRIPCIÓN SINTÉTICA: ESTABLECER EN LA DOCUMENTACIÓN MUNICIPAL EL USO DE LA LEYENA “2014, AÑO DE HOMENAJE AL ALMIRANTE GUILLERMO BROWN, EN EL BICENTENARIO DEL COMBATE NAVAL DE MONTEVIDEO”.</text:p>
      <text:p text:style-name="P7"/>
      <text:p text:style-name="P7">ANTECEDENTES</text:p>
      <text:h text:style-name="Heading_20_4" text:outline-level="4" text:is-list-header="true"/>
      <text:p text:style-name="P9">Decreto nacional 2161/13.</text:p>
      <text:p text:style-name="P9"/>
      <text:p text:style-name="P6">FUNDAMENTOS</text:p>
      <text:p text:style-name="P6"/>
      <text:p text:style-name="P14">El Decreto 2161/13 que en sus considerandos destaca que el triunfo de la escuadra argentina al mando del Almirante Guillermo Brown en el Combate Naval de Montevideo, consolidó los esfuerzos para concretar la anhelada independencia.</text:p>
      <text:p text:style-name="P14"/>
      <text:p text:style-name="P14">Justamente el 17 de mayo se conmemora el Bicentenario del Combate Naval de Montevideo.</text:p>
      <text:p text:style-name="P14"/>
      <text:p text:style-name="P14">Dicha fecha coincide con el aniversario del Día de la Armada Nacional, evocando a aquella memorable operación de guerra.</text:p>
      <text:p text:style-name="P14"/>
      <text:p text:style-name="P14">El combate de Montevideo fue el punto culminante del plan ideado para la rendición de Montevideo y la ocupación del último bastión español en territorio argentino, significando la culminación de una campaña naval militar ordenada por las autoridades políticas constituidas y llevada a cabo por la escuadra argentina al mando del Almirante Guillermo Brown.</text:p>
      <text:p text:style-name="P14"/>
      <text:p text:style-name="P14">La citada campaña comenzó con la toma de la isla Martín García, continuó con el combate de “Arroyo de la China” y concluyó frente a las costas de la ciudad de Montevideo.</text:p>
      <text:p text:style-name="P14"/>
      <text:p text:style-name="P14">El triunfo obtenido consolidó los esfuerzos para concretar la anhelada independencia toda vez que evitó un posible desembarco realista en la boca oriental del Río de la Plata, trastocándose todos los planes de reconquista españoles, que perdieron la mejor base para la invasión del Sur del continente, al quedarse sin ningún punto de apoyo en el Atlántico Sur. </text:p>
      <text:p text:style-name="P14"/>
      <text:p text:style-name="P14">Por Decreto 5304 del 12 de mayo de 1960, el Poder Ejecutivo Nacional, instituyó “Día de la Armada Nacional”, el 17 de mayo de 1814, señalando que constituía una fecha gloriosa en los fastos navales de la República por corresponder a la consolidación de los principios de la Revolución de Mayo con la terminante victoria naval de Montevideo, que permitió completar el cerco marítimo de la playa y su rendición posterior.</text:p>
      <text:p text:style-name="P14"/>
      <text:p text:style-name="P14">La victoria naval de Montevideo permitió alejar el peligro que representaba el poder naval realista en aguas del Río de la Plata contribuyendo en forma determinante a llevar adelante las campañas libertadoras de Chile y Perú. </text:p>
      <text:p text:style-name="P14"/>
      <text:p text:style-name="P14">El Ejecutivo considera de suma importancia resaltar y difundir en el año 2014, la labor del Almirante Guillermo Brown y la relevancia de aquel triunfo naval, al cumplirse dos (2) siglos de tal gesta patriótica.</text:p>
      <text:p text:style-name="P14"/>
      <text:p text:style-name="P14"><text:soft-page-break/>Con estos argumentos este gobierno adhiere al Decreto Nacional y comparte con el Poder Ejecutivo Nacional, la suma importancia resaltar y difundir en el año 2014 la labor del Almirante Guillermo Brown y la relevancia de aquel triunfo naval, al cumplirse dos (2) siglos de tal gesta patriótica.</text:p>
      <text:p text:style-name="P14"/>
      <text:p text:style-name="P12">AUTORA: Intendenta Municipal, Lic. María Eugenia Martini.</text:p>
      <text:p text:style-name="P12"/>
      <text:p text:style-name="P12"/>
      <text:p text:style-name="P12">COLABORADOR: Secretario de Gobierno, Daniel Natapof.</text:p>
      <text:p text:style-name="P12"/>
      <text:p text:style-name="P13">El proyecto original Nº 545/14 fue aprobado en la sesión del día 3 de abril de 2014, según consta en el Acta Nº 1016/14. Por ello, en ejercicio de las atribuciones que le otorga el Art. 38, inciso 2, de la Carta Orgánica Municipal,</text:p>
      <text:p text:style-name="P13"/>
      <text:p text:style-name="P13">EL CONCEJO MUNICIPAL DE SAN CARLOS DE BARILOCHE</text:p>
      <text:p text:style-name="P13">SANCIONA CON CARÁCTER DE </text:p>
      <text:p text:style-name="P13"/>
      <text:p text:style-name="P13">ORDENANZA</text:p>
      <text:p text:style-name="P12"/>
      <table:table table:name="Tabla1" table:style-name="Tabla1">
        <table:table-column table:style-name="Tabla1.A"/>
        <table:table-column table:style-name="Tabla1.B"/>
        <table:table-row table:style-name="Tabla1.1">
          <table:table-cell table:style-name="Tabla1.A1" office:value-type="string">
            <text:p text:style-name="P12">Art. <text:s/>1°) </text:p>
          </table:table-cell>
          <table:table-cell table:style-name="Tabla1.A1" office:value-type="string">
            <text:p text:style-name="P14">Se establece para todo el año 2014 la obligatoriedad del uso de la leyenda: “2014, año de Homenaje al Almirante Guillermo Brown, en el Bicentenario del combate naval de Montevideo”, en toda la documentación emitida por el Municipio de San Carlos de Bariloche (boletas correspondientes a la Tasa Municipal y Fondo de Mantenimiento Urbano, recibos de sueldo del personal municipal, notas externas, entre otros).</text:p>
            <text:p text:style-name="P14"/>
          </table:table-cell>
        </table:table-row>
        <table:table-row table:style-name="Tabla1.1">
          <table:table-cell table:style-name="Tabla1.A1" office:value-type="string">
            <text:p text:style-name="P12">Art. <text:s/>2°)</text:p>
          </table:table-cell>
          <table:table-cell table:style-name="Tabla1.A1" office:value-type="string">
            <text:p text:style-name="P14">Se suspende en todo el año 2014 la Ordenanza 1421-CM-04, entrando nuevamente en vigencia el 1 de enero de 2015.</text:p>
            <text:p text:style-name="P14"/>
          </table:table-cell>
        </table:table-row>
        <table:table-row table:style-name="Tabla1.1">
          <table:table-cell table:style-name="Tabla1.A1" office:value-type="string">
            <text:p text:style-name="P12">Art. <text:s/>3º) </text:p>
          </table:table-cell>
          <table:table-cell table:style-name="Tabla1.A1" office:value-type="string">
            <text:p text:style-name="P14">Comuníquese. Publíquese en el Boletín Oficial. Tómese razón. Cumplido, archívese.</text:p>
          </table:table-cell>
        </table:table-row>
      </table:table>
      <text:p text:style-name="P12"/>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A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ab-stops>
          <style:tab-stop style:position="6.244cm"/>
        </style:tab-stops>
      </style:paragraph-properties>
      <style:text-properties style:font-size-complex="10pt"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ext_20_body_20_indent" style:display-name="Text body indent" style:family="paragraph" style:parent-style-name="Standard" style:class="text">
      <style:paragraph-properties fo:margin="100%" fo:margin-left="2.251cm" fo:margin-right="0cm" fo:margin-top="0cm" fo:margin-bottom="0cm" fo:text-align="justify" style:justify-single-word="false" fo:text-indent="-2.251cm" style:auto-text-indent="false"/>
      <style:text-properties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100%" fo:margin-left="6.085cm" fo:margin-right="0cm" fo:margin-top="0cm" fo:margin-bottom="0cm" fo:text-align="justify" style:justify-single-word="false" fo:text-indent="-6.085cm" style:auto-text-indent="false"/>
    </style:style>
    <style:style style:name="Sangría_20_3_20_de_20_t._20_independiente" style:display-name="Sangría 3 de t. independiente" style:family="paragraph" style:parent-style-name="Standard">
      <style:paragraph-properties fo:margin="100%" fo:margin-left="0cm" fo:margin-right="0cm" fo:margin-top="0cm" fo:margin-bottom="0cm" fo:text-align="justify" style:justify-single-word="false" fo:text-indent="0.52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style:text-properties fo:language="es" fo:country="ES"/>
    </style:style>
    <style:style style:name="Absatz-Standardschriftart" style:family="text"/>
    <style:style style:name="WW-Absatz-Standardschriftart" style:family="text"/>
    <style:style style:name="Fuente_20_de_20_párrafo_20_predeter." style:display-name="Fuente de párrafo predeter."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Art. " style:num-suffix="º)" style:num-format="1" text:start-value="0">
        <style:list-level-properties text:list-level-position-and-space-mode="label-alignment">
          <style:list-level-label-alignment text:label-followed-by="listtab" text:list-tab-stop-position="1.905cm"/>
        </style:list-level-properties>
      </text:outline-level-style>
      <text:outline-level-style text:level="2" style:num-prefix="Sección " style:num-format="1" text:display-levels="2">
        <style:list-level-properties text:list-level-position-and-space-mode="label-alignment">
          <style:list-level-label-alignment text:label-followed-by="listtab" text:list-tab-stop-position="1.905cm"/>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778cm" fo:text-indent="-0.762cm" fo:margin-left="1.778cm"/>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outline-level-style>
      <text:outline-level-style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Art. " style:num-suffix="º)" style:num-format="1" text:start-value="0">
        <style:list-level-properties text:list-level-position-and-space-mode="label-alignment">
          <style:list-level-label-alignment text:label-followed-by="listtab" text:list-tab-stop-position="1.905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000000"/>
    </style:style>
    <style:style style:name="MP2"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MP3"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fo:color="#000000" style:font-name="Trebuchet MS" style:font-name-complex="Trebuchet MS"/>
    </style:style>
    <style:style style:name="MP5" style:family="paragraph" style:parent-style-name="Header">
      <style:paragraph-properties fo:text-align="center" style:justify-single-word="false"/>
    </style:style>
    <style:style style:name="MT1" style:family="text">
      <style:text-properties fo:font-size="8pt" fo:font-weight="bold" style:font-size-asian="8pt" style:font-weight-asian="bold" style:font-size-complex="8pt"/>
    </style:style>
    <style:style style:name="MT2" style:family="text">
      <style:text-properties fo:font-size="5pt" style:font-size-asian="5pt" style:font-size-complex="5pt"/>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35.56cm" style:num-format="1" style:print-orientation="portrait" fo:margin-top="1.27cm" fo:margin-bottom="3.069cm" fo:margin-left="3cm" fo:margin-right="3cm" style:writing-mode="lr-tb" style:layout-grid-color="#c0c0c0" style:layout-grid-lines="91"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1.59cm" fo:page-height="35.56cm" style:num-format="1" style:print-orientation="portrait" fo:margin-top="2.501cm" fo:margin-bottom="1.369cm" fo:margin-left="3cm" fo:margin-right="3cm" style:writing-mode="lr-tb" style:layout-grid-color="#c0c0c0" style:layout-grid-lines="88"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2"/>
        <text:p text:style-name="MP3"/>
        <text:p text:style-name="MP3"/>
        <text:p text:style-name="MP4"><text:span text:style-name="MT1"><text:line-break/><text:line-break/><text:line-break/></text:span><draw:frame draw:style-name="Mfr1" draw:name="gráficos1" text:anchor-type="char" svg:x="0cm" svg:y="-0.972cm" svg:width="6.976cm" svg:height="2.526cm" draw:z-index="1"><draw:image xlink:href="Pictures/10000000000000F1000000587432C3F9.jpg" xlink:type="simple" xlink:show="embed" xlink:actuate="onLoad"/><draw:contour-polygon svg:width="8.494cm" svg:height="3.073cm" svg:viewBox="0 0 8494 3073" draw:points="0,0 0,3073 8494,3073 8494,0" draw:recreate-on-edit="false"/></draw:frame><text:span text:style-name="MT1"> <text:s text:c="71"/>"Donar órganos, tejidos y sangre, es Donar Vida”<text:line-break/> <text:s text:c="95"/></text:span><text:span text:style-name="MT2">(Ordenanza 1421-CM-2004)</text:span></text:p>
        <text:p text:style-name="MP5"/>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DENANZA Nº -CM-02</dc:title>
    <meta:creation-date>2014-04-10T13:31:55</meta:creation-date>
    <meta:editing-cycles>2</meta:editing-cycles>
    <meta:editing-duration>P0D</meta:editing-duration>
    <meta:generator>LibreOffice/3.5$Linux_X86_64 LibreOffice_project/350m1$Build-2</meta:generator>
    <meta:printed-by>Comisiones </meta:printed-by>
    <meta:print-date>2014-04-10T13:38:20</meta:print-date>
    <dc:date>2014-04-10T15:49:13</dc:date>
    <dc:creator>Comisiones </dc:creator>
    <meta:document-statistic meta:table-count="1" meta:image-count="1" meta:object-count="0" meta:page-count="2" meta:paragraph-count="28" meta:word-count="618" meta:character-count="4026" meta:non-whitespace-character-count="3257"/>
    <meta:user-defined meta:name="Información 1"/>
    <meta:user-defined meta:name="Información 2"/>
    <meta:user-defined meta:name="Información 3"/>
    <meta:user-defined meta:name="Información 4"/>
  </office:meta>
</office:document-meta>
</file>